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8cm"/>
    </style:style>
    <style:style style:name="Column2" style:family="table-column">
      <style:table-column-properties style:column-width="12.33cm"/>
    </style:style>
    <style:style style:name="Row1" style:family="table-row"/>
    <style:style style:name="Cell1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hk2pknqun89r"/><text:bookmark-end text:name="h.hk2pknqun89r"/><text:span text:style-name="T1_1">Projet</text:span><text:span text:style-name="T1_2"><text:s/></text:span><text:span text:style-name="T1_3">Stibbons</text:span><text:span text:style-name="T1_4"><text:s/>-<text:s/></text:span><text:span text:style-name="T1_5">TER</text:span><text:span text:style-name="T1_6"><text:s/></text:span><text:span text:style-name="T1_7">M</text:span><text:span text:style-name="T1_8">1<text:s/>2015</text:span></text:p>
      <text:p text:style-name="P2"><text:bookmark-start text:name="h.rkvi3c6j9rm"/><text:bookmark-end text:name="h.rkvi3c6j9rm"/><text:span text:style-name="T2_1">Feuille</text:span><text:span text:style-name="T2_2"><text:s/></text:span><text:span text:style-name="T2_3">de</text:span><text:span text:style-name="T2_4"><text:s/></text:span><text:span text:style-name="T2_5">route</text:span></text:p>
      <text:p text:style-name="P3"/>
      <text:p text:style-name="P4"><text:span text:style-name="T4_1">Julia</text:span><text:span text:style-name="T4_2"><text:s/></text:span><text:span text:style-name="T4_3">Bassoumi</text:span></text:p>
      <text:p text:style-name="P5"><text:span text:style-name="T5_1">Florian</text:span><text:span text:style-name="T5_2"><text:s/></text:span><text:span text:style-name="T5_3">Galinier</text:span></text:p>
      <text:p text:style-name="P6"><text:span text:style-name="T6_1">Adrien</text:span><text:span text:style-name="T6_2"><text:s/></text:span><text:span text:style-name="T6_3">Plazas</text:span></text:p>
      <text:p text:style-name="P7"><text:span text:style-name="T7_1">Clément</text:span><text:span text:style-name="T7_2"><text:s/></text:span><text:span text:style-name="T7_3">Simon</text:span></text:p>
      <text:p text:style-name="P8"/>
      <text:p text:style-name="P9"><text:span text:style-name="T9_1">Nous</text:span><text:span text:style-name="T9_2"><text:s/></text:span><text:span text:style-name="T9_3">avons</text:span><text:span text:style-name="T9_4"><text:s/></text:span><text:span text:style-name="T9_5">prévu</text:span><text:span text:style-name="T9_6"><text:s/></text:span><text:span text:style-name="T9_7">quatre</text:span><text:span text:style-name="T9_8"><text:s/></text:span><text:span text:style-name="T9_9">versions</text:span><text:span text:style-name="T9_10">,<text:s/></text:span><text:span text:style-name="T9_11">ainsi</text:span><text:span text:style-name="T9_12"><text:s/></text:span><text:span text:style-name="T9_13">qu</text:span><text:span text:style-name="T9_14">’</text:span><text:span text:style-name="T9_15">une</text:span><text:span text:style-name="T9_16"><text:s/></text:span><text:span text:style-name="T9_17">cinquième</text:span><text:span text:style-name="T9_18"><text:s/></text:span><text:span text:style-name="T9_19">si</text:span><text:span text:style-name="T9_20"><text:s/></text:span><text:span text:style-name="T9_21">le</text:span><text:span text:style-name="T9_22"><text:s/></text:span><text:span text:style-name="T9_23">temps</text:span><text:span text:style-name="T9_24"><text:s/></text:span><text:span text:style-name="T9_25">nous</text:span><text:span text:style-name="T9_26"><text:s/></text:span><text:span text:style-name="T9_27">le</text:span><text:span text:style-name="T9_28"><text:s/></text:span><text:span text:style-name="T9_29">permet</text:span><text:span text:style-name="T9_30">.</text:span></text:p>
      <text:p text:style-name="P10"><text:span text:style-name="T10_1">Les</text:span><text:span text:style-name="T10_2"><text:s/></text:span><text:span text:style-name="T10_3">trois</text:span><text:span text:style-name="T10_4"><text:s/></text:span><text:span text:style-name="T10_5">premières</text:span><text:span text:style-name="T10_6"><text:s/></text:span><text:span text:style-name="T10_7">versions</text:span><text:span text:style-name="T10_8"><text:s/></text:span><text:span text:style-name="T10_9">contiennent</text:span><text:span text:style-name="T10_10"><text:s/></text:span><text:span text:style-name="T10_11">les</text:span><text:span text:style-name="T10_12"><text:s/></text:span><text:span text:style-name="T10_13">fonctionnalités</text:span><text:span text:style-name="T10_14"><text:s/></text:span><text:span text:style-name="T10_15">nécessaires</text:span><text:span text:style-name="T10_16"><text:s/></text:span><text:span text:style-name="T10_17">au</text:span><text:span text:style-name="T10_18"><text:s/></text:span><text:span text:style-name="T10_19">bon</text:span><text:span text:style-name="T10_20"><text:s/></text:span><text:span text:style-name="T10_21">fonctionnement</text:span><text:span text:style-name="T10_22"><text:s/></text:span><text:span text:style-name="T10_23">du</text:span><text:span text:style-name="T10_24"><text:s/></text:span><text:span text:style-name="T10_25">programme</text:span><text:span text:style-name="T10_26">.</text:span></text:p>
      <text:p text:style-name="P11"><text:span text:style-name="T11_1">La</text:span><text:span text:style-name="T11_2"><text:s/></text:span><text:span text:style-name="T11_3">quatrième</text:span><text:span text:style-name="T11_4"><text:s/></text:span><text:span text:style-name="T11_5">version</text:span><text:span text:style-name="T11_6"><text:s/></text:span><text:span text:style-name="T11_7">ajoute</text:span><text:span text:style-name="T11_8"><text:s/></text:span><text:span text:style-name="T11_9">des</text:span><text:span text:style-name="T11_10"><text:s/></text:span><text:span text:style-name="T11_11">fonctionnalités</text:span><text:span text:style-name="T11_12"><text:s/></text:span><text:span text:style-name="T11_13">intéressantes</text:span><text:span text:style-name="T11_14"><text:s/></text:span><text:span text:style-name="T11_15">mais</text:span><text:span text:style-name="T11_16"><text:s/></text:span><text:span text:style-name="T11_17">dispensables</text:span><text:span text:style-name="T11_18">,<text:s/></text:span><text:span text:style-name="T11_19">et</text:span><text:span text:style-name="T11_20"><text:s/></text:span><text:span text:style-name="T11_21">la</text:span><text:span text:style-name="T11_22"><text:s/></text:span><text:span text:style-name="T11_23">cinquième</text:span><text:span text:style-name="T11_24"><text:s/></text:span><text:span text:style-name="T11_25">regroupe</text:span><text:span text:style-name="T11_26"><text:s/></text:span><text:span text:style-name="T11_27">les</text:span><text:span text:style-name="T11_28"><text:s/></text:span><text:span text:style-name="T11_29">bonus</text:span><text:span text:style-name="T11_30">.</text:span></text:p>
      <text:p text:style-name="P12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"><text:span text:style-name="T13_1">version</text:span><text:span text:style-name="T13_2"><text:s/>0.1<text:s/>(23/03)</text:span></text:p>
          </table:table-cell>
          <table:table-cell table:style-name="Cell2">
            <text:list text:style-name="LS1" xml:id="list0">
              <text:list-item>
                <text:p text:style-name="P14"><text:span text:style-name="T14_1">Interface</text:span><text:span text:style-name="T14_2"><text:s/>:<text:s/></text:span><text:span text:style-name="T14_3">chargement</text:span><text:span text:style-name="T14_4"><text:s/></text:span><text:span text:style-name="T14_5">et</text:span><text:span text:style-name="T14_6"><text:s/></text:span><text:span text:style-name="T14_7">exécution</text:span><text:span text:style-name="T14_8"><text:s/></text:span><text:span text:style-name="T14_9">de</text:span><text:span text:style-name="T14_10"><text:s/></text:span><text:span text:style-name="T14_11">code</text:span><text:span text:style-name="T14_12">,<text:s/></text:span><text:span text:style-name="T14_13">affichage</text:span><text:span text:style-name="T14_14"><text:s/></text:span><text:span text:style-name="T14_15">du</text:span><text:span text:style-name="T14_16"><text:s/></text:span><text:span text:style-name="T14_17">modèle</text:span></text:p>
              </text:list-item>
              <text:list-item>
                <text:p text:style-name="P15"><text:span text:style-name="T15_1">Langage</text:span><text:span text:style-name="T15_2"><text:s/></text:span><text:span text:style-name="T15_3">et</text:span><text:span text:style-name="T15_4"><text:s/></text:span><text:span text:style-name="T15_5">interprète</text:span><text:span text:style-name="T15_6"><text:s/></text:span><text:span text:style-name="T15_7">gérant</text:span><text:span text:style-name="T15_8"><text:s/></text:span><text:span text:style-name="T15_9">un</text:span><text:span text:style-name="T15_10"><text:s/></text:span><text:span text:style-name="T15_11">agent</text:span></text:p>
              </text:list-item>
              <text:list-item>
                <text:p text:style-name="P16"><text:span text:style-name="T16_1">Déplacement</text:span><text:span text:style-name="T16_2"><text:s/></text:span><text:span text:style-name="T16_3">d</text:span><text:span text:style-name="T16_4">’</text:span><text:span text:style-name="T16_5">un</text:span><text:span text:style-name="T16_6"><text:s/></text:span><text:span text:style-name="T16_7">agent</text:span><text:span text:style-name="T16_8"><text:s/>:<text:s/></text:span><text:span text:style-name="T16_9">avancer</text:span><text:span text:style-name="T16_10">,<text:s/></text:span><text:span text:style-name="T16_11">tourner</text:span></text:p>
              </text:list-item>
              <text:list-item>
                <text:p text:style-name="P17"><text:span text:style-name="T17_1">Importation</text:span><text:span text:style-name="T17_2"><text:s/></text:span><text:span text:style-name="T17_3">du</text:span><text:span text:style-name="T17_4"><text:s/></text:span><text:span text:style-name="T17_5">code</text:span></text:p>
              </text:list-item>
            </text:list>
          </table:table-cell>
        </table:table-row>
        <table:table-row table:style-name="Row2">
          <table:table-cell table:style-name="Cell3">
            <text:p text:style-name="P18"><text:span text:style-name="T18_1">version</text:span><text:span text:style-name="T18_2"><text:s/>0.2<text:s/>(6/04)</text:span></text:p>
          </table:table-cell>
          <table:table-cell table:style-name="Cell4">
            <text:list text:style-name="LS1" xml:id="list4">
              <text:list-item>
                <text:p text:style-name="P19"><text:span text:style-name="T19_1">Multi</text:span><text:span text:style-name="T19_2">-</text:span><text:span text:style-name="T19_3">agent</text:span><text:span text:style-name="T19_4"><text:s/></text:span><text:span text:style-name="T19_5">multi</text:span><text:span text:style-name="T19_6">-</text:span><text:span text:style-name="T19_7">threadé</text:span></text:p>
              </text:list-item>
            </text:list>
          </table:table-cell>
        </table:table-row>
        <table:table-row table:style-name="Row3">
          <table:table-cell table:style-name="Cell5">
            <text:p text:style-name="P20"><text:span text:style-name="T20_1">version</text:span><text:span text:style-name="T20_2"><text:s/>0.3<text:s/>(24/04)</text:span></text:p>
          </table:table-cell>
          <table:table-cell table:style-name="Cell6">
            <text:list text:style-name="LS1" xml:id="list5">
              <text:list-item>
                <text:p text:style-name="P21"><text:span text:style-name="T21_1">Communication</text:span><text:span text:style-name="T21_2"><text:s/></text:span><text:span text:style-name="T21_3">inter</text:span><text:span text:style-name="T21_4">-</text:span><text:span text:style-name="T21_5">agents</text:span><text:span text:style-name="T21_6"><text:s/>&amp;<text:s/></text:span><text:span text:style-name="T21_7">environnement</text:span></text:p>
              </text:list-item>
            </text:list>
          </table:table-cell>
        </table:table-row>
        <table:table-row table:style-name="Row4">
          <table:table-cell table:style-name="Cell7">
            <text:p text:style-name="P22"><text:span text:style-name="T22_1">version</text:span><text:span text:style-name="T22_2"><text:s/>0.4<text:s/>(13/05)</text:span></text:p>
          </table:table-cell>
          <table:table-cell table:style-name="Cell8">
            <text:list text:style-name="LS1" xml:id="list6">
              <text:list-item>
                <text:p text:style-name="P23"><text:span text:style-name="T23_1">Remise</text:span><text:span text:style-name="T23_2"><text:s/></text:span><text:span text:style-name="T23_3">à</text:span><text:span text:style-name="T23_4"><text:s/></text:span><text:span text:style-name="T23_5">zéro</text:span><text:span text:style-name="T23_6"><text:s/></text:span><text:span text:style-name="T23_7">de</text:span><text:span text:style-name="T23_8"><text:s/></text:span><text:span text:style-name="T23_9">l</text:span><text:span text:style-name="T23_10">’</text:span><text:span text:style-name="T23_11">environnement</text:span></text:p>
              </text:list-item>
              <text:list-item>
                <text:p text:style-name="P24"><text:span text:style-name="T24_1">Contrôle</text:span><text:span text:style-name="T24_2"><text:s/></text:span><text:span text:style-name="T24_3">de</text:span><text:span text:style-name="T24_4"><text:s/></text:span><text:span text:style-name="T24_5">la</text:span><text:span text:style-name="T24_6"><text:s/></text:span><text:span text:style-name="T24_7">vitesse</text:span></text:p>
              </text:list-item>
              <text:list-item>
                <text:p text:style-name="P25"><text:span text:style-name="T25_1">Création</text:span><text:span text:style-name="T25_2"><text:s/></text:span><text:span text:style-name="T25_3">de</text:span><text:span text:style-name="T25_4"><text:s/></text:span><text:span text:style-name="T25_5">nouveaux</text:span><text:span text:style-name="T25_6"><text:s/></text:span><text:span text:style-name="T25_7">agents</text:span></text:p>
              </text:list-item>
            </text:list>
          </table:table-cell>
        </table:table-row>
        <table:table-row table:style-name="Row5">
          <table:table-cell table:style-name="Cell9">
            <text:p text:style-name="P26"><text:span text:style-name="T26_1">version</text:span><text:span text:style-name="T26_2"><text:s/>0.5<text:s/>(</text:span><text:span text:style-name="T26_3">date</text:span><text:span text:style-name="T26_4"><text:s/>?)</text:span></text:p>
          </table:table-cell>
          <table:table-cell table:style-name="Cell10">
            <text:list text:style-name="LS1" xml:id="list9">
              <text:list-item>
                <text:p text:style-name="P27"><text:span text:style-name="T27_1">Rapport</text:span><text:span text:style-name="T27_2"><text:s/></text:span><text:span text:style-name="T27_3">d</text:span><text:span text:style-name="T27_4">’</text:span><text:span text:style-name="T27_5">erreurs</text:span></text:p>
              </text:list-item>
              <text:list-item>
                <text:p text:style-name="P28"><text:span text:style-name="T28_1">Exportation</text:span><text:span text:style-name="T28_2"><text:s/></text:span><text:span text:style-name="T28_3">du</text:span><text:span text:style-name="T28_4"><text:s/></text:span><text:span text:style-name="T28_5">modèle</text:span></text:p>
              </text:list-item>
              <text:list-item>
                <text:p text:style-name="P29"><text:span text:style-name="T29_1">Éditeur</text:span><text:span text:style-name="T29_2"><text:s/></text:span><text:span text:style-name="T29_3">de</text:span><text:span text:style-name="T29_4"><text:s/></text:span><text:span text:style-name="T29_5">code</text:span><text:span text:style-name="T29_6"><text:s/></text:span><text:span text:style-name="T29_7">Stibbons</text:span><text:span text:style-name="T29_8"><text:s/></text:span><text:span text:style-name="T29_9">intégré</text:span></text:p>
              </text:list-item>
              <text:list-item>
                <text:p text:style-name="P30"><text:span text:style-name="T30_1">Ajout</text:span><text:span text:style-name="T30_2"><text:s/></text:span><text:span text:style-name="T30_3">d</text:span><text:span text:style-name="T30_4">’</text:span><text:span text:style-name="T30_5">entrées</text:span><text:span text:style-name="T30_6"><text:s/></text:span><text:span text:style-name="T30_7">à</text:span><text:span text:style-name="T30_8"><text:s/></text:span><text:span text:style-name="T30_9">la</text:span><text:span text:style-name="T30_10"><text:s/></text:span><text:span text:style-name="T30_11">vue</text:span></text:p>
              </text:list-item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